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1B000002DAF37701F95C0E1834.png" manifest:media-type="image/png"/>
  <manifest:file-entry manifest:full-path="Pictures/100000000000028000000280CDD3D742B752FFD2.png" manifest:media-type="image/png"/>
  <manifest:file-entry manifest:full-path="Pictures/100000000000028000000280552968356DAD1B4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2" svg:font-family="Arial"/>
    <style:font-face style:name="Roboto2" svg:font-family="Roboto"/>
    <style:font-face style:name="Roboto Black" svg:font-family="'Roboto Black'"/>
    <style:font-face style:name="Roboto Medium1" svg:font-family="'Roboto Medium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Microsoft YaHei1" svg:font-family="'Microsoft YaHei'" style:font-pitch="variable"/>
    <style:font-face style:name="Roboto" svg:font-family="Roboto" style:font-pitch="variable"/>
    <style:font-face style:name="Roboto Black1" svg:font-family="'Roboto Black'" style:font-pitch="variable"/>
    <style:font-face style:name="Roboto Medium2" svg:font-family="'Roboto Medium'" style:font-pitch="variable"/>
    <style:font-face style:name="Roboto Medium" svg:font-family="'Roboto Medium'" style:font-adornments="Regular" style:font-pitch="variable"/>
    <style:font-face style:name="Segoe UI" svg:font-family="'Segoe UI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883cm" fo:min-width="25.199cm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487cm" fo:min-width="25.199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6cm" fo:min-width="25.199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fo:language="de" fo:country="D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Roboto Medium" fo:font-size="14pt" fo:language="de" fo:country="D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Roboto Medium" fo:font-size="14pt" fo:language="de" fo:country="D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de" fo:country="DE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Roboto Medium" fo:font-size="18pt" fo:language="de" fo:country="DE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font-name="Roboto" fo:font-size="18pt" fo:language="de" fo:country="DE"/>
    </style:style>
    <style:style style:name="T1" style:family="text">
      <style:text-properties fo:font-variant="normal" fo:text-transform="none" fo:color="#d9232f" loext:opacity="100%" style:text-line-through-style="none" style:text-line-through-type="none" style:text-position="0% 100%" style:font-name="Roboto Black" fo:font-size="36pt" fo:letter-spacing="normal" fo:language="de" fo:country="DE" fo:font-style="normal" style:text-underline-style="none" fo:font-weight="normal" style:font-name-asian="Roboto Black" style:font-size-asian="36pt" style:font-style-asian="normal" style:font-weight-asian="normal" style:font-name-complex="Roboto Black" style:font-size-complex="36pt" style:font-style-complex="normal" style:font-weight-complex="normal"/>
    </style:style>
    <style:style style:name="T2" style:family="text">
      <style:text-properties fo:font-variant="normal" fo:text-transform="none" fo:color="#d9232f" loext:opacity="100%" style:text-line-through-style="none" style:text-line-through-type="none" style:text-position="0% 100%" style:font-name="Roboto Medium" fo:font-size="26pt" fo:letter-spacing="normal" fo:language="de" fo:country="DE" fo:font-style="normal" style:text-underline-style="none" fo:font-weight="normal" style:font-name-asian="Roboto Medium1" style:font-size-asian="26pt" style:font-style-asian="normal" style:font-weight-asian="normal" style:font-name-complex="Roboto Medium1" style:font-size-complex="26pt" style:font-style-complex="normal" style:font-weight-complex="normal"/>
    </style:style>
    <style:style style:name="T3" style:family="text">
      <style:text-properties fo:font-variant="normal" fo:text-transform="none" fo:color="#d9232f" loext:opacity="100%" style:text-line-through-style="none" style:text-line-through-type="none" style:text-position="0% 100%" style:font-name="Roboto Medium" fo:font-size="24pt" fo:letter-spacing="normal" fo:language="de" fo:country="DE" fo:font-style="normal" style:text-underline-style="none" fo:font-weight="normal" style:font-name-asian="Roboto Medium1" style:font-size-asian="24pt" style:font-style-asian="normal" style:font-weight-asian="normal" style:font-name-complex="Roboto Medium1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Roboto" fo:font-size="20pt" fo:letter-spacing="normal" fo:language="de" fo:country="DE" fo:font-style="normal" style:text-underline-style="none" fo:font-weight="normal" style:font-name-asian="Roboto2" style:font-size-asian="20pt" style:font-style-asian="normal" style:font-weight-asian="normal" style:font-name-complex="Roboto2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" fo:font-size="20pt" fo:letter-spacing="normal" fo:language="de" fo:country="DE" fo:font-style="normal" fo:text-shadow="none" style:text-underline-style="none" fo:font-weight="normal" style:letter-kerning="true" fo:background-color="transparent" style:font-name-asian="Roboto2" style:font-size-asian="20pt" style:font-style-asian="normal" style:font-weight-asian="normal" style:font-name-complex="Roboto2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d9232f" loext:opacity="100%" style:text-line-through-style="none" style:text-line-through-type="none" style:text-position="0% 100%" style:font-name="Roboto Medium1" fo:font-size="26pt" fo:letter-spacing="normal" fo:language="de" fo:country="DE" fo:font-style="normal" style:text-underline-style="none" fo:font-weight="normal" style:font-name-asian="Roboto Medium1" style:font-size-asian="26pt" style:font-style-asian="normal" style:font-weight-asian="normal" style:font-name-complex="Roboto Medium1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83cm" text:min-label-width="0.987cm"/>
        <style:text-properties style:font-name="Roboto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office:forms form:automatic-focus="false" form:apply-design-mode="false"/>
        <draw:custom-shape draw:name="Google Shape;64;p14" draw:style-name="gr1" draw:text-style-name="P2" draw:layer="layout" svg:width="25.198cm" svg:height="1.486cm" svg:x="1.401cm" svg:y="5.5cm">
          <text:p text:style-name="P1"><text:span text:style-name="T1">The GAME Engine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2" draw:text-style-name="P4" draw:layer="layout" svg:width="25.198cm" svg:height="1.882cm" svg:x="1.4cm" svg:y="7.318cm">
          <text:p text:style-name="P3"><text:span text:style-name="T2">CG #0 – Them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1;p1:notes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2;p1:notes" draw:style-name="gr3" draw:layer="layout" svg:width="13.999cm" svg:height="11.136cm" svg:x="3.5cm" svg:y="2.227cm" draw:page-number="1" presentation:class="page"/>
        </presentation:notes>
      </draw:page>
      <draw:page draw:name="Inhalt" draw:style-name="dp1" draw:master-page-name="TITLE_5f_AND_5f_BODY" presentation:presentation-page-layout-name="AL1T1">
        <office:forms form:automatic-focus="false" form:apply-design-mode="false"/>
        <draw:frame draw:name="Google Shape;71;p15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Inhalt</text:span></text:p>
          </draw:text-box>
        </draw:frame>
        <draw:frame draw:name="Google Shape;72;p15" presentation:style-name="pr3" draw:text-style-name="P9" draw:layer="layout" svg:width="10.399cm" svg:height="7.515cm" svg:x="1.401cm" svg:y="2.3cm" presentation:class="subtitle" presentation:user-transformed="true">
          <draw:text-box>
            <text:list text:style-name="L2">
              <text:list-item>
                <text:p xml:id="id1" text:id="id1" text:style-name="P8"><text:span text:style-name="T4">Euklidische Geometrie</text:span></text:p>
                <text:list>
                  <text:list-item>
                    <text:p xml:id="id2" text:id="id2" text:style-name="P8"><text:span text:style-name="T4">Affine Geometrie</text:span></text:p>
                  </text:list-item>
                  <text:list-item>
                    <text:p xml:id="id3" text:id="id3" text:style-name="P8"><text:span text:style-name="T4">Orthogonalität</text:span></text:p>
                  </text:list-item>
                  <text:list-item>
                    <text:p xml:id="id4" text:id="id4" text:style-name="P8"><text:span text:style-name="T4">Koordinatensysteme</text:span></text:p>
                  </text:list-item>
                  <text:list-item>
                    <text:p xml:id="id5" text:id="id5" text:style-name="P8"><text:span text:style-name="T4">Metrische Räume</text:span></text:p>
                  </text:list-item>
                  <text:list-item>
                    <text:p xml:id="id6" text:id="id6" text:style-name="P8"><text:span text:style-name="T4">Bewegungen</text:span></text:p>
                  </text:list-item>
                </text:list>
              </text:list-item>
            </text:list>
          </draw:text-box>
        </draw:frame>
        <draw:frame draw:name="Google Shape;72;p15_0" presentation:style-name="pr4" draw:text-style-name="P9" draw:layer="layout" svg:width="10.399cm" svg:height="9.5cm" svg:x="12.201cm" svg:y="2.3cm">
          <draw:text-box>
            <text:list text:style-name="L2">
              <text:list-item>
                <text:p xml:id="id7" text:id="id7" text:style-name="P8"><text:span text:style-name="T4">Computergrafik</text:span></text:p>
                <text:list>
                  <text:list-item>
                    <text:p xml:id="id8" text:id="id8" text:style-name="P8"><text:span text:style-name="T4">Was das?</text:span></text:p>
                  </text:list-item>
                  <text:list-item>
                    <text:p xml:id="id9" text:id="id9" text:style-name="P8"><text:span text:style-name="T4">Anwendungen</text:span></text:p>
                  </text:list-item>
                  <text:list-item>
                    <text:p xml:id="id10" text:id="id10" text:style-name="P8"><text:span text:style-name="T4">CPU vs. GPU</text:span></text:p>
                  </text:list-item>
                  <text:list-item>
                    <text:p xml:id="id11" text:id="id11" text:style-name="P8"><text:span text:style-name="T4">Game Loop</text:span></text:p>
                  </text:list-item>
                  <text:list-item>
                    <text:p xml:id="id12" text:id="id12" text:style-name="P8"><text:span text:style-name="T5">VSync</text:span></text:p>
                  </text:list-item>
                  <text:list-item>
                    <text:p xml:id="id13" text:id="id13" text:style-name="P8"><text:span text:style-name="T4">Collision Detection</text:span></text:p>
                  </text:list-item>
                  <text:list-item>
                    <text:p xml:id="id14" text:id="id14" text:style-name="P8"><text:span text:style-name="T4">Blending</text:span></text:p>
                  </text:list-item>
                  <text:list-item>
                    <text:p xml:id="id15" text:id="id15" text:style-name="P8"><text:span text:style-name="T4">Rendering pipeline</text:span></text:p>
                  </text:list-item>
                  <text:list-item>
                    <text:p xml:id="id16" text:id="id16" text:style-name="P8"><text:span text:style-name="T4">Grafik-APIs</text:span></text:p>
                  </text:list-item>
                  <text:list-item>
                    <text:p xml:id="id17" text:id="id17" text:style-name="P8"><text:span text:style-name="T4">Color</text:span></text:p>
                  </text:list-item>
                  <text:list-item>
                    <text:p xml:id="id18" text:id="id18" text:style-name="P8"><text:span text:style-name="T4">Texturing</text:span></text:p>
                  </text:list-item>
                  <text:list-item>
                    <text:p xml:id="id19" text:id="id19" text:style-name="P8"><text:span text:style-name="T4">Shader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10:notes" draw:style-name="gr3" draw:layer="layout" svg:width="13.999cm" svg:height="11.137cm" svg:x="3.5cm" svg:y="2.227cm" draw:page-number="2" presentation:class="page"/>
          <draw:frame draw:name="Google Shape;69;g8610040847_0_10:notes" presentation:style-name="pr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office:forms form:automatic-focus="false" form:apply-design-mode="false"/>
        <draw:frame draw:name="Google Shape;71;p15_0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Inhalt</text:span></text:p>
          </draw:text-box>
        </draw:frame>
        <draw:frame draw:name="Google Shape;72;p15_1" presentation:style-name="pr6" draw:text-style-name="P9" draw:layer="layout" svg:width="10.399cm" svg:height="8.9cm" svg:x="1.401cm" svg:y="2.3cm" presentation:class="subtitle" presentation:user-transformed="true">
          <draw:text-box>
            <text:list text:style-name="L2">
              <text:list-item>
                <text:p xml:id="id20" text:id="id20" text:style-name="P8"><text:span text:style-name="T4">Einführung in C</text:span></text:p>
                <text:list>
                  <text:list-item>
                    <text:p xml:id="id21" text:id="id21" text:style-name="P8"><text:span text:style-name="T4">Datentypen</text:span></text:p>
                  </text:list-item>
                  <text:list-item>
                    <text:p xml:id="id22" text:id="id22" text:style-name="P8"><text:span text:style-name="T4">Kontrollstrukturen</text:span></text:p>
                  </text:list-item>
                  <text:list-item>
                    <text:p xml:id="id23" text:id="id23" text:style-name="P8"><text:span text:style-name="T4">Arrays</text:span></text:p>
                  </text:list-item>
                  <text:list-item>
                    <text:p xml:id="id24" text:id="id24" text:style-name="P8"><text:span text:style-name="T4">Pointer</text:span></text:p>
                    <text:p text:style-name="P8"><text:span text:style-name="T4"/></text:p>
                  </text:list-item>
                </text:list>
              </text:list-item>
              <text:list-item>
                <text:p xml:id="id25" text:id="id25" text:style-name="P8"><text:span text:style-name="T4">Grafikprogrammierung</text:span></text:p>
                <text:list>
                  <text:list-item>
                    <text:p xml:id="id26" text:id="id26" text:style-name="P8"><text:span text:style-name="T4">LWJGL</text:span></text:p>
                  </text:list-item>
                  <text:list-item>
                    <text:p xml:id="id27" text:id="id27" text:style-name="P8"><text:span text:style-name="T4">OpenGL mit Beispielen</text:span></text:p>
                  </text:list-item>
                  <text:list-item>
                    <text:p xml:id="id28" text:id="id28" text:style-name="P8"><text:span text:style-name="T4">Erste kleine Spiele</text:span></text:p>
                  </text:list-item>
                </text:list>
              </text:list-item>
            </text:list>
          </draw:text-box>
        </draw:frame>
        <draw:frame draw:name="Google Shape;72;p15_2" presentation:style-name="pr7" draw:text-style-name="P9" draw:layer="layout" svg:width="10.399cm" svg:height="2.9cm" svg:x="12.201cm" svg:y="2.3cm">
          <draw:text-box>
            <text:list text:style-name="L2">
              <text:list-item>
                <text:p xml:id="id29" text:id="id29" text:style-name="P8"><text:span text:style-name="T4">Vulkan</text:span></text:p>
                <text:list>
                  <text:list-item>
                    <text:p xml:id="id30" text:id="id30" text:style-name="P8"><text:span text:style-name="T4">Einführung</text:span></text:p>
                  </text:list-item>
                  <text:list-item>
                    <text:p xml:id="id31" text:id="id31" text:style-name="P8"><text:span text:style-name="T4">Sehr viel Zeugs ..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0" draw:style-name="gr3" draw:layer="layout" svg:width="13.999cm" svg:height="11.137cm" svg:x="3.5cm" svg:y="2.227cm" draw:page-number="3" presentation:class="page"/>
          <draw:frame draw:name="Google Shape;69;g8610040847_0_0" presentation:style-name="pr8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1T1">
        <office:forms form:automatic-focus="false" form:apply-design-mode="false"/>
        <draw:custom-shape draw:name="Google Shape;267;p33_1" draw:style-name="gr4" draw:text-style-name="P2" draw:layer="layout" svg:width="25.198cm" svg:height="1.486cm" svg:x="1.401cm" svg:y="5.5cm">
          <text:p text:style-name="P1"><text:span text:style-name="T1">En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33_1" draw:style-name="gr5" draw:text-style-name="P2" draw:layer="layout" svg:width="25.198cm" svg:height="1.075cm" svg:x="1.4cm" svg:y="7.318cm">
          <text:p text:style-name="P1"><text:span text:style-name="T6">Frage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Google Shape;264;g8777b0a14b_0_1" presentation:style-name="pr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65;g8777b0a14b_0_1" draw:style-name="gr3" draw:layer="layout" svg:width="13.999cm" svg:height="11.137cm" svg:x="3.5cm" svg:y="2.227cm" draw:page-number="4" presentation:class="page"/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2" svg:font-family="Arial"/>
    <style:font-face style:name="Roboto2" svg:font-family="Roboto"/>
    <style:font-face style:name="Roboto Black" svg:font-family="'Roboto Black'"/>
    <style:font-face style:name="Roboto Medium1" svg:font-family="'Roboto Medium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Microsoft YaHei1" svg:font-family="'Microsoft YaHei'" style:font-pitch="variable"/>
    <style:font-face style:name="Roboto" svg:font-family="Roboto" style:font-pitch="variable"/>
    <style:font-face style:name="Roboto Black1" svg:font-family="'Roboto Black'" style:font-pitch="variable"/>
    <style:font-face style:name="Roboto Medium2" svg:font-family="'Roboto Medium'" style:font-pitch="variable"/>
    <style:font-face style:name="Roboto Medium" svg:font-family="'Roboto Medium'" style:font-adornments="Regular" style:font-pitch="variable"/>
    <style:font-face style:name="Segoe UI" svg:font-family="'Segoe UI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false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none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163cm, 0.474cm, 5.796cm)" draw:image-opacity="100%" style:mirror="none"/>
    </style:style>
    <style:style style:name="Mgr5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6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97cm" fo:min-width="3.3cm" fo:padding-top="0.125cm" fo:padding-bottom="0.125cm" fo:padding-left="0.25cm" fo:padding-right="0.25cm" fo:wrap-option="no-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97cm" fo:min-width="3.3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aster1-Layout7-blank-Leer-backgroundobjects">
      <style:graphic-properties draw:stroke="none" draw:fill="solid" draw:fill-color="#000000" draw:opacity="100%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5f_AND_5f_BODY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end" style:writing-mode="lr-tb"/>
      <style:text-properties style:font-name="Roboto" fo:font-size="14pt"/>
    </style:style>
    <style:style style:name="MP6" style:family="paragraph">
      <loext:graphic-properties draw:fill="none"/>
      <style:paragraph-properties fo:text-align="end" style:writing-mode="lr-tb" style:font-independent-line-spacing="true"/>
      <style:text-properties style:font-name="Roboto" fo:font-size="14pt"/>
    </style:style>
    <style:style style:name="MP7" style:family="paragraph">
      <loext:graphic-properties draw:fill="none"/>
      <style:paragraph-properties fo:text-align="start"/>
      <style:text-properties fo:font-size="18pt" fo:language="de" fo:country="DE"/>
    </style:style>
    <style:style style:name="MP8" style:family="paragraph">
      <loext:graphic-properties draw:fill="non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0" style:family="paragraph">
      <loext:graphic-properties draw:fill="none"/>
      <style:paragraph-properties style:writing-mode="lr-tb" style:font-independent-line-spacing="false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13" style:family="paragraph">
      <loext:graphic-properties draw:fill="none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4" style:family="text">
      <style:text-properties fo:font-variant="normal" fo:text-transform="none" fo:color="#2dcc70" loext:opacity="100%" style:text-line-through-style="none" style:text-line-through-type="none" style:text-position="0% 100%" style:font-name="Roboto Medium2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#000000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LE_5f_AND_5f_BODY" style:display-name="TITLE_AND_BODY" style:page-layout-name="PM1" draw:style-name="Mdp1">
      <draw:custom-shape draw:name="Google Shape;11;p1" draw:style-name="Mgr3" draw:text-style-name="MP6" draw:layer="backgroundobjects" svg:width="3.799cm" svg:height="0.746cm" svg:x="23.8cm" svg:y="14.254cm">
        <text:p text:style-name="MP5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2" presentation:style-name="TITLE_5f_AND_5f_BODY-title" draw:layer="backgroundobjects" svg:width="25.198cm" svg:height="0.971cm" svg:x="1.4cm" svg:y="0.62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draw:frame draw:name="Google Shape;119;p20_0" draw:style-name="Mgr4" draw:text-style-name="MP7" draw:layer="backgroundobjects" svg:width="4cm" svg:height="4cm" svg:x="0.3cm" svg:y="11.5cm">
        <draw:image xlink:href="Pictures/100002010000051B000002DAF37701F95C0E1834.png" xlink:type="simple" xlink:show="embed" xlink:actuate="onLoad" draw:mime-type="image/png">
          <text:p/>
        </draw:image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7-blank-Leer" style:page-layout-name="PM1" draw:style-name="Mdp2">
      <draw:frame draw:name="Grafik 2" draw:style-name="Mgr5" draw:text-style-name="MP8" draw:layer="DrawnInSlideshow" svg:width="3cm" svg:height="3cm" svg:x="0.8cm" svg:y="11.5cm">
        <draw:image xlink:href="Pictures/100000000000028000000280CDD3D742B752FFD2.png" xlink:type="simple" xlink:show="embed" xlink:actuate="onLoad" draw:mime-type="image/png">
          <text:p/>
        </draw:image>
      </draw:frame>
      <draw:frame draw:name="Grafik 3" draw:style-name="Mgr5" draw:text-style-name="MP8" draw:layer="DrawnInSlideshow" svg:width="3cm" svg:height="3cm" svg:x="3.8cm" svg:y="11.5cm">
        <draw:image xlink:href="Pictures/100000000000028000000280552968356DAD1B4B.png" xlink:type="simple" xlink:show="embed" xlink:actuate="onLoad" draw:mime-type="image/png">
          <text:p/>
        </draw:image>
      </draw:frame>
      <draw:frame draw:name="Textfeld 4" draw:style-name="Mgr6" draw:text-style-name="MP10" draw:layer="DrawnInSlideshow" svg:width="3.8cm" svg:height="0.747cm" svg:x="23.8cm" svg:y="14.5cm">
        <draw:text-box>
          <text:p text:style-name="MP9"><text:span text:style-name="MT3"><text:page-number>&lt;Foliennummer&gt;</text:page-number></text:span></text:p>
        </draw:text-box>
      </draw:frame>
      <draw:frame draw:name="Fußzeilenplatzhalter 1" presentation:style-name="Mpr3" draw:text-style-name="MP12" draw:layer="backgroundobjects" svg:width="6cm" svg:height="3.635cm" svg:x="0.8cm" svg:y="11.5cm" presentation:class="footer">
        <draw:text-box>
          <text:p text:style-name="MP11"><text:span text:style-name="MT4">The GAME Engineers</text:span></text:p>
        </draw:text-box>
      </draw:frame>
      <draw:frame presentation:style-name="Master1-Layout7-blank-Leer-title" draw:layer="backgroundobjects" svg:width="25.2cm" svg:height="2.629cm" svg:x="1.4cm" svg:y="0.628cm" presentation:class="title" presentation:placeholder="true">
        <draw:text-box/>
      </draw:frame>
      <draw:frame presentation:style-name="Master1-Layout7-blank-Leer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draw:name="Folienbildplatzhalter 1" presentation:style-name="Master1-Layout7-blank-Leer-title" draw:layer="backgroundobjects" svg:width="19.798cm" svg:height="11.136cm" svg:x="0.6cm" svg:y="2.257cm" presentation:class="page"/>
        <draw:frame draw:name="Notizenplatzhalter 2" presentation:style-name="Mpr4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13" draw:layer="backgroundobjects" svg:width="9.113cm" svg:height="1.484cm" svg:x="11.886cm" svg:y="28.215cm" presentation:class="page-number">
          <draw:text-box>
            <text:p text:style-name="MP9"><text:span text:style-name="MT5"><text:page-number>&lt;Foliennumm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draw:custom-shape draw:name="Google Shape;11;p1" draw:style-name="Mgr7" draw:text-style-name="MP6" draw:layer="backgroundobjects" svg:width="3.799cm" svg:height="0.746cm" svg:x="23.8cm" svg:y="14.254cm">
        <text:p text:style-name="MP5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2" presentation:style-name="TITLE_5f_AND_5f_BODY_5f_-title" draw:layer="backgroundobjects" svg:width="25.198cm" svg:height="0.971cm" svg:x="1.4cm" svg:y="0.628cm" presentation:class="title" presentation:placeholder="true" presentation:user-transformed="true">
        <draw:text-box/>
      </draw:frame>
      <draw:frame presentation:style-name="TITLE_5f_AND_5f_BODY_5f_-outline1" draw:layer="backgroundobjects" svg:width="25.2cm" svg:height="9.135cm" svg:x="1.4cm" svg:y="3.685cm" presentation:class="outline" presentation:placeholder="true">
        <draw:text-box/>
      </draw:frame>
      <draw:frame draw:name="Google Shape;119;p20_0" draw:style-name="Mgr4" draw:text-style-name="MP7" draw:layer="backgroundobjects" svg:width="4cm" svg:height="4cm" svg:x="0.3cm" svg:y="11.5cm">
        <draw:image xlink:href="Pictures/100002010000051B000002DAF37701F95C0E1834.png" xlink:type="simple" xlink:show="embed" xlink:actuate="onLoad" draw:mime-type="image/png">
          <text:p/>
        </draw:image>
      </draw:frame>
      <presentation:notes style:page-layout-name="PM2">
        <draw:page-thumbnail presentation:style-name="TITLE_5f_AND_5f_BODY_5f_-title" draw:layer="backgroundobjects" svg:width="19.798cm" svg:height="11.136cm" svg:x="0.6cm" svg:y="2.257cm" presentation:class="page"/>
        <draw:frame presentation:style-name="TITLE_5f_AND_5f_BODY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0.1.2$Windows_X86_64 LibreOffice_project/7cbcfc562f6eb6708b5ff7d7397325de9e764452</meta:generator>
    <dc:date>2020-10-16T19:52:00.118000000</dc:date>
    <meta:editing-duration>PT8H36M55S</meta:editing-duration>
    <meta:editing-cycles>302</meta:editing-cycles>
    <meta:document-statistic meta:object-count="60"/>
  </office:meta>
</office:document-meta>
</file>